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AF69737802F82D6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HaasGroteskTXStd-55Rg" svg:font-family="NHaasGroteskTXStd-55Rg"/>
    <style:font-face style:name="NHaasGroteskTXStd-75Bd" svg:font-family="NHaasGroteskTXStd-75Bd"/>
    <style:font-face style:name="NHaasGroteskTXStd-55Rg1" svg:font-family="NHaasGroteskTXStd-55Rg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4pt" style:font-size-complex="24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urrent Event Presentation<text:line-break/><text:span text:style-name="T1">Strategy and Analysis 100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Flagstaff School District Ransomware Attac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<text:span text:style-name="T2">Flagstaff School District Ransomware Attack</text:span></text:p>
          </draw:text-box>
        </draw:frame>
        <draw:frame presentation:style-name="pr4" draw:layer="layout" svg:width="25.2cm" svg:height="9.134cm" svg:x="1.4cm" svg:y="3.8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<text:span text:style-name="T2">Flagstaff School District Ransomware Attack</text:span></text:p>
          </draw:text-box>
        </draw:frame>
        <draw:frame presentation:style-name="pr4" draw:layer="layout" svg:width="25.2cm" svg:height="9.134cm" svg:x="1.4cm" svg:y="3.82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<text:span text:style-name="T2">Flagstaff School District Ransomware Attack</text:span></text:p>
          </draw:text-box>
        </draw:frame>
        <draw:frame presentation:style-name="pr4" draw:layer="layout" svg:width="25.2cm" svg:height="9.134cm" svg:x="1.4cm" svg:y="3.82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<text:span text:style-name="T2">Flagstaff School District Ransomware Attack</text:span></text:p>
          </draw:text-box>
        </draw:frame>
        <draw:frame presentation:style-name="pr4" draw:layer="layout" svg:width="25.2cm" svg:height="9.134cm" svg:x="1.4cm" svg:y="3.82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HaasGroteskTXStd-55Rg" svg:font-family="NHaasGroteskTXStd-55Rg"/>
    <style:font-face style:name="NHaasGroteskTXStd-75Bd" svg:font-family="NHaasGroteskTXStd-75Bd"/>
    <style:font-face style:name="NHaasGroteskTXStd-55Rg1" svg:font-family="NHaasGroteskTXStd-55Rg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AF69737802F82D6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2T07:56:38.671000000</meta:creation-date>
    <meta:editing-duration>PT6H21M46S</meta:editing-duration>
    <meta:editing-cycles>3</meta:editing-cycles>
    <meta:generator>LibreOffice/6.3.1.2$Windows_X86_64 LibreOffice_project/b79626edf0065ac373bd1df5c28bd630b4424273</meta:generator>
    <dc:title>Bright Blue</dc:title>
    <dc:date>2019-09-12T16:40:23.527000000</dc:date>
    <meta:document-statistic meta:object-count="42"/>
  </office:meta>
</office:document-meta>
</file>